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roject 5 Harry Potter Webapplicatie </text:p>
      <text:p text:style-name="Standard"/>
      <text:p text:style-name="Standard">Ben jij een muggle of wizard? </text:p>
      <text:p text:style-name="Standard">Begeef je in de wereld van Harry Potter! </text:p>
      <text:p text:style-name="Standard">Je wordt gesorteerd door de sorteerhoed in een van de Houses: Gryffindor, Slytherin, Ravenclaw of Hufflepuff. </text:p>
      <text:p text:style-name="Standard"/>
      <text:p text:style-name="Standard">Samen met klasgenoten kun je vakken volgen op de campus, gegoten in de vorm van een forum. Ook kun je punten verdienen voor je House, die aan het einde hopelijk de Housecup wint! </text:p>
      <text:p text:style-name="Standard"/>
      <text:p text:style-name="Standard">Vragenlijst intervieuw:</text:p>
      <text:p text:style-name="Standard"/>
      <text:list xml:id="list7923390489236620186" text:style-name="L1">
        <text:list-item>
          <text:p text:style-name="P1">Wat wilt u precies bereiken met de Webapplicatie?</text:p>
        </text:list-item>
        <text:list-item>
          <text:p text:style-name="P1">Wat is de doelgroep? (leeftijd etc)</text:p>
        </text:list-item>
        <text:list-item>
          <text:p text:style-name="P1">Wilt u het puur in de vorm van een forum?</text:p>
        </text:list-item>
        <text:list-item>
          <text:p text:style-name="P1">Wordt je gesorteerd door random? Of kan de speler zelf kiezen in welke house de speler komt? Evt een optie dat de speler een voorkeur kan geven?</text:p>
        </text:list-item>
        <text:list-item>
          <text:p text:style-name="P1">Hoe krijgt de speler punten voor zijn house?</text:p>
        </text:list-item>
        <text:list-item>
          <text:p text:style-name="P1">De punten voor de house cup, is dit per speler verschillend of over alle spelers?</text:p>
        </text:list-item>
        <text:list-item>
          <text:p text:style-name="P1">Hoe vaak kan de housecup gewonnen worden elke maand jaar week?</text:p>
        </text:list-item>
        <text:list-item>
          <text:p text:style-name="P1">Wordt het na het winnen van de housecup ook weer gereset naar 0 punten?</text:p>
        </text:list-item>
        <text:list-item>
          <text:p text:style-name="P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3M25S</meta:editing-duration>
    <meta:editing-cycles>5</meta:editing-cycles>
    <meta:generator>OpenOffice/4.1.3$Win32 OpenOffice.org_project/413m1$Build-9783</meta:generator>
    <dc:date>2018-02-11T16:50:04.12</dc:date>
    <dc:creator>johnny weening</dc:creator>
    <meta:document-statistic meta:table-count="0" meta:image-count="0" meta:object-count="0" meta:page-count="1" meta:paragraph-count="14" meta:word-count="177" meta:character-count="963"/>
    <meta:user-defined meta:name="Info 1"/>
    <meta:user-defined meta:name="Info 2"/>
    <meta:user-defined meta:name="Info 3"/>
    <meta:user-defined meta:name="Info 4"/>
  </office:meta>
</office:document-meta>
</file>